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nge history for workshops:</text:p>
      <text:p text:style-name="Standard"/>
      <text:p text:style-name="Standard">To incorporate Invite Systems , changes are made in the following files</text:p>
      <text:p text:style-name="Standard"/>
      <text:p text:style-name="Standard">User .functions.sphp</text:p>
      <text:p text:style-name="Standard">Admin. functions.sphp</text:p>
      <text:p text:style-name="Standard">instruct.funcions.sphp</text:p>
      <text:p text:style-name="Standard">index.s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ITR GA</meta:initial-creator>
    <meta:creation-date>2009-02-17T09:02:47</meta:creation-date>
    <dc:creator>CITR GA</dc:creator>
    <dc:date>2009-02-17T09:19:05</dc:date>
    <meta:editing-cycles>1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1" meta:character-count="173"/>
  </office:meta>
</office:document-meta>
</file>